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2e269" officeooo:paragraph-rsid="0012e269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c1499" officeooo:paragraph-rsid="001c1499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c1499" officeooo:paragraph-rsid="0017589a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1e42b8" officeooo:paragraph-rsid="001e42b8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officeooo:rsid="0006ed02" officeooo:paragraph-rsid="0006ed02" style:font-size-asian="11pt" style:font-size-complex="11pt"/>
    </style:style>
    <style:style style:name="P6" style:family="paragraph" style:parent-style-name="Standard">
      <style:text-properties fo:font-size="11pt" officeooo:rsid="0008bfc5" officeooo:paragraph-rsid="0008bfc5" style:font-size-asian="11pt" style:font-size-complex="11pt"/>
    </style:style>
    <style:style style:name="P7" style:family="paragraph" style:parent-style-name="Standard">
      <style:text-properties fo:font-size="11pt" officeooo:rsid="0008bfc5" officeooo:paragraph-rsid="000d65a0" style:font-size-asian="11pt" style:font-size-complex="11pt"/>
    </style:style>
    <style:style style:name="P8" style:family="paragraph" style:parent-style-name="Standard">
      <style:text-properties fo:font-size="11pt" officeooo:rsid="000d65a0" officeooo:paragraph-rsid="000d65a0" style:font-size-asian="11pt" style:font-size-complex="11pt"/>
    </style:style>
    <style:style style:name="P9" style:family="paragraph" style:parent-style-name="Standard">
      <style:text-properties fo:font-size="11pt" officeooo:rsid="001029cd" officeooo:paragraph-rsid="001a3d56" style:font-size-asian="11pt" style:font-size-complex="11pt"/>
    </style:style>
    <style:style style:name="P10" style:family="paragraph" style:parent-style-name="Standard">
      <style:text-properties fo:font-size="11pt" officeooo:rsid="001029cd" officeooo:paragraph-rsid="0017589a" style:font-size-asian="11pt" style:font-size-complex="11pt"/>
    </style:style>
    <style:style style:name="P11" style:family="paragraph" style:parent-style-name="Standard">
      <style:text-properties fo:font-size="11pt" officeooo:rsid="0011ca4b" officeooo:paragraph-rsid="0017589a" style:font-size-asian="11pt" style:font-size-complex="11pt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size="11pt" officeooo:paragraph-rsid="00179d62" style:font-size-asian="11pt" style:font-size-complex="11pt"/>
    </style:style>
    <style:style style:name="P13" style:family="paragraph" style:parent-style-name="Standard" style:list-style-name="L1">
      <style:text-properties fo:font-size="11pt" officeooo:rsid="0006ed02" officeooo:paragraph-rsid="0006ed02" style:font-size-asian="11pt" style:font-size-complex="11pt"/>
    </style:style>
    <style:style style:name="P14" style:family="paragraph" style:parent-style-name="Standard" style:list-style-name="L2">
      <style:text-properties fo:font-size="11pt" officeooo:rsid="0008bfc5" officeooo:paragraph-rsid="0008bfc5" style:font-size-asian="11pt" style:font-size-complex="11pt"/>
    </style:style>
    <style:style style:name="P15" style:family="paragraph" style:parent-style-name="Standard" style:list-style-name="L2">
      <style:text-properties fo:font-size="11pt" officeooo:rsid="0008bfc5" officeooo:paragraph-rsid="0009a507" style:font-size-asian="11pt" style:font-size-complex="11pt"/>
    </style:style>
    <style:style style:name="P16" style:family="paragraph" style:parent-style-name="Standard" style:list-style-name="L2">
      <style:text-properties fo:font-size="11pt" officeooo:rsid="0008bfc5" officeooo:paragraph-rsid="000d65a0" style:font-size-asian="11pt" style:font-size-complex="11pt"/>
    </style:style>
    <style:style style:name="P17" style:family="paragraph" style:parent-style-name="Standard" style:list-style-name="L2">
      <style:text-properties fo:font-size="11pt" officeooo:rsid="0009a507" officeooo:paragraph-rsid="0009a507" style:font-size-asian="11pt" style:font-size-complex="11pt"/>
    </style:style>
    <style:style style:name="P18" style:family="paragraph" style:parent-style-name="Standard" style:list-style-name="L2">
      <style:text-properties fo:font-size="11pt" officeooo:rsid="0022bb85" officeooo:paragraph-rsid="0022bb85" style:font-size-asian="11pt" style:font-size-complex="11pt"/>
    </style:style>
    <style:style style:name="P19" style:family="paragraph" style:parent-style-name="Standard">
      <style:text-properties fo:font-size="11pt" fo:font-weight="bold" officeooo:rsid="001e42b8" officeooo:paragraph-rsid="001e42b8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297157" officeooo:paragraph-rsid="00297157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a507" style:font-weight-asian="bold" style:font-weight-complex="bold"/>
    </style:style>
    <style:style style:name="T3" style:family="text">
      <style:text-properties fo:font-weight="bold" officeooo:rsid="00243d44" style:font-weight-asian="bold" style:font-weight-complex="bold"/>
    </style:style>
    <style:style style:name="T4" style:family="text">
      <style:text-properties officeooo:rsid="0009a507"/>
    </style:style>
    <style:style style:name="T5" style:family="text">
      <style:text-properties officeooo:rsid="000d65a0"/>
    </style:style>
    <style:style style:name="T6" style:family="text">
      <style:text-properties fo:color="#808080" style:font-name="Droid Sans Mono" fo:font-weight="normal" fo:background-color="#1e1e1e" loext:char-shading-value="0"/>
    </style:style>
    <style:style style:name="T7" style:family="text">
      <style:text-properties fo:color="#569cd6" style:font-name="Droid Sans Mono" fo:font-weight="normal" fo:background-color="#1e1e1e" loext:char-shading-value="0"/>
    </style:style>
    <style:style style:name="T8" style:family="text">
      <style:text-properties fo:color="#d4d4d4" style:font-name="Droid Sans Mono" fo:font-weight="normal" fo:background-color="#1e1e1e" loext:char-shading-value="0"/>
    </style:style>
    <style:style style:name="T9" style:family="text">
      <style:text-properties fo:color="#d4d4d4" style:font-name="Droid Sans Mono" fo:font-weight="normal" officeooo:rsid="00179d62" fo:background-color="#1e1e1e" loext:char-shading-value="0"/>
    </style:style>
    <style:style style:name="T10" style:family="text">
      <style:text-properties fo:color="#9cdcfe" style:font-name="Droid Sans Mono" fo:font-weight="normal" fo:background-color="#1e1e1e" loext:char-shading-value="0"/>
    </style:style>
    <style:style style:name="T11" style:family="text">
      <style:text-properties fo:color="#ce9178" style:font-name="Droid Sans Mono" fo:font-weight="normal" fo:background-color="#1e1e1e" loext:char-shading-value="0"/>
    </style:style>
    <style:style style:name="T12" style:family="text">
      <style:text-properties officeooo:rsid="0020f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683cm" fo:min-width="1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61cm" fo:min-width="7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83cm" fo:min-width="3.2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Angular 01</text:p>
      <text:p text:style-name="P5"/>
      <text:p text:style-name="P5"><text:span text:style-name="T12">Crie um novo componente Angular chamado “investidor”. Use nele</text:span> as classes do Bootstrap vistas na última aula para inputs, alerts, buttons e container (dentro de uma div). A interface deverá ter como entrada:</text:p>
      <text:p text:style-name="P5"/>
      <text:list xml:id="list2344353790" text:style-name="L1">
        <text:list-item>
          <text:p text:style-name="P13">O seu aniverário (dia, mês e ano, um input para cada ou, caso você queira, um componente calendário – <text:span text:style-name="T12">ver tutorial datepicker</text:span>). Todos como números (<text:span text:style-name="T1">number</text:span>).</text:p>
          <text:p text:style-name="P13"/>
        </text:list-item>
        <text:list-item>
          <text:p text:style-name="P13">Um investimento inicial em reais. <text:span text:style-name="T12">O valor permitido para este input é de </text:span>R$ 2.000,00 no máximo. Caso o usuário entre com uma quantida<text:span text:style-name="T5">de</text:span> negativa ou maior que R$ 2.000,00, essa quantia deverá ser transformada automaticamente em R$ 1.5<text:span text:style-name="T12">2</text:span>0,00. Esse dado também é um <text:span text:style-name="T1">number</text:span>. </text:p>
        </text:list-item>
      </text:list>
      <text:p text:style-name="P5"/>
      <text:p text:style-name="P6">Em app.component.ts, cri<text:span text:style-name="T12">e</text:span> um método com a seguinte lógica:</text:p>
      <text:p text:style-name="P6"/>
      <text:p text:style-name="P6"><text:span text:style-name="T1">iBet</text:span><text:span text:style-name="T3">t</text:span><text:span text:style-name="T1">MyMoney</text:span>(dia,mes,ano,investimento): retorna number</text:p>
      <text:p text:style-name="P6"/>
      <text:list xml:id="list3688978364" text:style-name="L2">
        <text:list-item>
          <text:p text:style-name="P14"><text:span text:style-name="T4">Inicie uma variável </text:span><text:span text:style-name="T2">total</text:span><text:span text:style-name="T4"> com zero.</text:span></text:p>
          <text:p text:style-name="P15"><text:tab/></text:p>
        </text:list-item>
        <text:list-item>
          <text:p text:style-name="P15"><text:span text:style-name="T4">S</text:span>e <text:span text:style-name="T1">dia</text:span> for PRIMO, multiplique o <text:span text:style-name="T1">investimento</text:span> por -1, caso contrário, multiplique por 2. <text:span text:style-name="T4">Some o resultado desta operação com </text:span><text:span text:style-name="T2">total</text:span><text:span text:style-name="T4">.</text:span></text:p>
          <text:p text:style-name="P15"/>
        </text:list-item>
        <text:list-item>
          <text:p text:style-name="P17">Caso o mês seja PAR, multiplique o mês por 10. Caso contrário, multiplique por 100. Multiplique o resultado desta operação por total.</text:p>
          <text:p text:style-name="P15"/>
        </text:list-item>
        <text:list-item>
          <text:p text:style-name="P16"><text:span text:style-name="T4">Multiplique o </text:span><text:span text:style-name="T2">investimento</text:span><text:span text:style-name="T4"> pelo </text:span><text:span text:style-name="T2">ano</text:span><text:span text:style-name="T4"> e depois por </text:span><text:span text:style-name="T2">22</text:span><text:span text:style-name="T4"> (idade que você planeja, ou planejou ficar rico(a)). Multiplique o resultado desta operação por </text:span><text:span text:style-name="T2">total</text:span><text:span text:style-name="T4">.</text:span></text:p>
          <text:p text:style-name="P16"/>
        </text:list-item>
        <text:list-item>
          <text:p text:style-name="P18">Dica: use as funções primo e par já disponíveis no SIPPA.</text:p>
          <text:p text:style-name="P16"/>
        </text:list-item>
      </text:list>
      <text:p text:style-name="P8">A sua interface HTML deve ser algo parecido (não obrigatoriamente):</text:p>
      <text:p text:style-name="P7"><draw:custom-shape text:anchor-type="paragraph" draw:z-index="1" draw:name="Forma1" draw:style-name="gr2" svg:width="7.739cm" svg:height="0.662cm" svg:x="0.078cm" svg:y="0.229cm"><text:p>ALERT </text:p><draw:enhanced-geometry svg:viewBox="0 0 21600 21600" draw:type="rectangle" draw:enhanced-path="M 0 0 L 21600 0 21600 21600 0 21600 0 0 Z N"/></draw:custom-shape></text:p>
      <text:p text:style-name="P8"><text:s text:c="2"/></text:p>
      <text:p text:style-name="P5"><draw:custom-shape text:anchor-type="paragraph" draw:z-index="0" draw:name="Forma1" draw:style-name="gr1" svg:width="1.5cm" svg:height="0.683cm" svg:x="0.078cm" svg:y="0.293cm"><text:p>DIA</text:p><draw:enhanced-geometry svg:viewBox="0 0 21600 21600" draw:type="rectangle" draw:enhanced-path="M 0 0 L 21600 0 21600 21600 0 21600 0 0 Z N"/></draw:custom-shape><draw:custom-shape text:anchor-type="paragraph" draw:z-index="2" draw:name="Forma1" draw:style-name="gr1" svg:width="1.5cm" svg:height="0.683cm" svg:x="2.078cm" svg:y="0.293cm"><text:p>MÊS</text:p><draw:enhanced-geometry svg:viewBox="0 0 21600 21600" draw:type="rectangle" draw:enhanced-path="M 0 0 L 21600 0 21600 21600 0 21600 0 0 Z N"/></draw:custom-shape><draw:custom-shape text:anchor-type="paragraph" draw:z-index="3" draw:name="Forma1" draw:style-name="gr1" svg:width="1.5cm" svg:height="0.683cm" svg:x="4.078cm" svg:y="0.293cm"><text:p>ANO</text:p><draw:enhanced-geometry svg:viewBox="0 0 21600 21600" draw:type="rectangle" draw:enhanced-path="M 0 0 L 21600 0 21600 21600 0 21600 0 0 Z N"/></draw:custom-shape><draw:custom-shape text:anchor-type="paragraph" draw:z-index="4" draw:name="Forma1" draw:style-name="gr3" svg:width="3.239cm" svg:height="0.683cm" svg:x="6.078cm" svg:y="0.293cm"><text:p>INVESTIMENTO</text:p><draw:enhanced-geometry svg:viewBox="0 0 21600 21600" draw:type="rectangle" draw:enhanced-path="M 0 0 L 21600 0 21600 21600 0 21600 0 0 Z N"/></draw:custom-shape><draw:custom-shape text:anchor-type="paragraph" draw:z-index="5" draw:name="Forma1" draw:style-name="gr3" svg:width="3.239cm" svg:height="0.683cm" svg:x="0.078cm" svg:y="1.293cm"><text:p>BUTTON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5"/>
      <text:p text:style-name="P9">O ALERT deverá ser “<text:span text:style-name="T1">primary</text:span>” caso o resultado do investimento tenha sido positivo e “<text:span text:style-name="T1">danger</text:span>” caso seja negativo. Dica: use interpolação para mudar o tipo de class do alert. Ele só será exibido quando o botão for clicado. Ele ainda deverá exibir a mensagem “O RESULTADO DO MEU INVESTIMENTO FOI &lt;&lt;??&gt;&gt;”. Use um property biding para que o estilo da fonte do resultado do investimento fique em vermelho caso ele seja negativo. Dica:</text:p>
      <text:p text:style-name="P9"><text:s/></text:p>
      <text:p text:style-name="P12"><text:span text:style-name="T6">&lt;</text:span><text:span text:style-name="T7">span</text:span><text:span text:style-name="T8"> </text:span><text:span text:style-name="T10">[style.color]</text:span><text:span text:style-name="T8">=</text:span><text:span text:style-name="T11">"(negativo)?'red':'black'"</text:span><text:span text:style-name="T6">&gt;</text:span><text:span text:style-name="T8">{{</text:span><text:span text:style-name="T9">resultado</text:span><text:span text:style-name="T8">}}</text:span><text:span text:style-name="T6">&lt;/</text:span><text:span text:style-name="T7">span</text:span><text:span text:style-name="T6">&gt;</text:span></text:p>
      <text:p text:style-name="P10"/>
      <text:p text:style-name="P11">Ao clicar em BUTTON, você deve enviar os dados dos INPUTS <text:s/>para o componente. O qual fará o cálculo do investimento. Dica: enviar por variável de referência (#).</text:p>
      <text:p text:style-name="P3"/>
      <text:p text:style-name="P2"/>
      <text:p text:style-name="P4">O trabalho DEVERÁ ser entregue em aula, ou a equipe (dois alunos) não levar presença.</text:p>
      <text:p text:style-name="P10"/>
      <text:p text:style-name="P4">PARA CADA FUNCIONALIDADE FALTANTE, MENOS 1 PONTO. Todo trabalho começa com DEZ.</text:p>
      <text:p text:style-name="P4"/>
      <text:p text:style-name="P20">Enviar apenas a pasta AP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9:00:36.587842109</meta:creation-date>
    <dc:date>2019-03-27T15:20:36.340298047</dc:date>
    <meta:editing-duration>PT2H11M18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360" meta:character-count="2204" meta:non-whitespace-character-count="1868"/>
  </office:meta>
</office:document-meta>
</file>